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7a77" officeooo:paragraph-rsid="000f7a77"/>
    </style:style>
    <style:style style:name="P2" style:family="paragraph" style:parent-style-name="Standard">
      <style:text-properties officeooo:rsid="000ff77b" officeooo:paragraph-rsid="000ff77b"/>
    </style:style>
    <style:style style:name="P3" style:family="paragraph" style:parent-style-name="Standard">
      <style:text-properties fo:font-style="italic" officeooo:rsid="000ff77b" officeooo:paragraph-rsid="000ff77b" style:font-style-asian="italic" style:font-style-complex="italic"/>
    </style:style>
    <style:style style:name="P4" style:family="paragraph" style:parent-style-name="Standard">
      <style:text-properties fo:font-style="normal" officeooo:rsid="000ff77b" officeooo:paragraph-rsid="000ff77b" style:font-style-asian="normal" style:font-style-complex="normal"/>
    </style:style>
    <style:style style:name="P5" style:family="paragraph" style:parent-style-name="Standard">
      <style:text-properties fo:font-style="normal" officeooo:rsid="0011c00b" officeooo:paragraph-rsid="0011c00b" style:font-style-asian="normal" style:font-style-complex="normal"/>
    </style:style>
    <style:style style:name="P6" style:family="paragraph" style:parent-style-name="Standard">
      <style:text-properties fo:font-style="normal" officeooo:rsid="00134115" officeooo:paragraph-rsid="00134115" style:font-style-asian="normal" style:font-style-complex="normal"/>
    </style:style>
    <style:style style:name="P7" style:family="paragraph" style:parent-style-name="Standard">
      <style:text-properties officeooo:paragraph-rsid="000ff77b"/>
    </style:style>
    <style:style style:name="T1" style:family="text">
      <style:text-properties fo:font-style="italic" officeooo:rsid="000ff77b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stake 1 – not knowing what you are trying to achieve</text:p>
      <text:p text:style-name="P1">keep your goals in sight when making decisions</text:p>
      <text:p text:style-name="P1">#2 not aligning your goals with your values</text:p>
      <text:p text:style-name="P1">know your values, use then to make goals</text:p>
      <text:p text:style-name="P1">#3 narrow framing – people consoder too few options</text:p>
      <text:p text:style-name="P1">brainstorm more options</text:p>
      <text:p text:style-name="P2">#4 ignore exsiting problems, making too few decisions, not seeing opportunities</text:p>
      <text:p text:style-name="P2">make more decisions!</text:p>
      <text:p text:style-name="P2">#5 not doing enough research</text:p>
      <text:p text:style-name="P2">#6 not asking advice from those who have been there before</text:p>
      <text:p text:style-name="P2">#7 sunk cost fallacy</text:p>
      <text:p text:style-name="P2">past investments are already lost!</text:p>
      <text:p text:style-name="P2">#8 choosing the safe|easy path instead of the right one</text:p>
      <text:p text:style-name="P2">the more you push through anxiety, the easier it gets</text:p>
      <text:p text:style-name="P3">When panick attacks</text:p>
      <text:p text:style-name="P7"><text:span text:style-name="T1">Mind ease </text:span><text:a xlink:type="simple" xlink:href="http://www.mindease.io/" text:style-name="Internet_20_link" text:visited-style-name="Visited_20_Internet_20_Link">www.mindease.io</text:a> <text:s text:c="46"/><office:annotation><dc:date>2020-09-26T20:25:45.928679589</dc:date><text:p>&lt;!--EndFragment--&gt;</text:p></office:annotation></text:p>
      <text:p text:style-name="P4">#9 thinking that decision will shape or ruin your life, overestimating long-term consequences</text:p>
      <text:p text:style-name="P5">most decisions are reversible, just aim to be right most of the time</text:p>
      <text:p text:style-name="P5"/>
      <text:p text:style-name="P5">Решение – что делать после окончания магистратуры</text:p>
      <text:p text:style-name="P5">Моя цель – стать гениальной творческой личностью и спасти мир.</text:p>
      <text:p text:style-name="P5">Я могу пойти на PhD Life Sciences. </text:p>
      <text:p text:style-name="P5"/>
      <text:p text:style-name="P5">Мне очень мешает социальная тревожность.</text:p>
      <text:p text:style-name="P5">Я в целом мало понимаю, что джелать в жизни на самом деле. Все, что я про это говрю – это попугайничание чужих идей.</text:p>
      <text:p text:style-name="P5">Я игнорирую большиснвто внутренних ценностей. Хорошо бы с ними ознакомиться.</text:p>
      <text:p text:style-name="P6">Я могу поресерчить паттерны великих люде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20:02:50.212917571</meta:creation-date>
    <dc:date>2020-09-26T22:14:32.632990953</dc:date>
    <meta:editing-duration>PT1H29M51S</meta:editing-duration>
    <meta:editing-cycles>1</meta:editing-cycles>
    <meta:document-statistic meta:table-count="0" meta:image-count="0" meta:object-count="0" meta:page-count="1" meta:paragraph-count="25" meta:word-count="201" meta:character-count="1276" meta:non-whitespace-character-count="1047"/>
    <meta:generator>LibreOffice/6.0.7.3$Linux_X86_64 LibreOffice_project/00m0$Build-3</meta:generator>
  </office:meta>
</office:document-meta>
</file>